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y position</text:p>
          </table:table-cell>
          <table:table-cell office:value-type="string" calcext:value-type="string">
            <text:p>x posi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 cv converts the image into a numpy array in a format like (Y,X) not (x,y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4" calcext:value-type="float">
            <text:p>1354</text:p>
          </table:table-cell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4" calcext:value-type="float">
            <text:p>434</text:p>
          </table:table-cell>
          <table:table-cell office:value-type="float" office:value="1735" calcext:value-type="float">
            <text:p>17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2" calcext:value-type="float">
            <text:p>982</text:p>
          </table:table-cell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8" calcext:value-type="float">
            <text:p>308</text:p>
          </table:table-cell>
          <table:table-cell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6" calcext:value-type="float">
            <text:p>756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ne its shit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05" calcext:value-type="float">
            <text:p>1905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9" calcext:value-type="float">
            <text:p>439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1" calcext:value-type="float">
            <text:p>271</text:p>
          </table:table-cell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1276" calcext:value-type="float">
            <text:p>127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ze of box</text:p>
          </table:table-cell>
          <table:table-cell table:number-columns-repeated="2"/>
          <table:table-cell table:formula="of:=6636-5337" office:value-type="float" office:value="1299" calcext:value-type="float">
            <text:p>1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x4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1:41:25.612971009</meta:creation-date>
    <dc:date>2018-05-16T17:45:43.072456007</dc:date>
    <meta:editing-duration>PT34M15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